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Kemp</text:p>
      <text:p text:style-name="P2">Weekly News Summary 1: The Function of the UN</text:p>
      <text:p text:style-name="P3"><text:tab/>The article: The United nations Explained: Its Purpose, Power and Problems seems to be written with a bias against the UN. This is exemplified in the statement “The [Security] Counsil has been feckless in the face of major conflicts, particularly those in which permanent members have a stake”. By using the word feckless, the author is stating that the UN is lacking in initiative and is irresponsible, and implies that it is because the permanent members are looking after their own agendas rather than upholding the UN's mission of preserving international peace. This reveals that the author is disappointed with how the UN refuses to take action regarding conflict.</text:p>
      <text:p text:style-name="P3"><text:tab/>What I find interesting about this article is that it does touch on the issue of conflict of interest within the UN, especially regarding the permanent 5. It seems that because the permanent 5 have such different agendas, (eg Communism vs Capitalism) that any motion to try and oppose an interest of another member would be vetoed by that member. This, combined with the fact that the UN hold limited power to enforce its rulings, makes me wonder how the UN has any credibility at 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Kemp</meta:initial-creator>
    <meta:creation-date>2017-10-08T13:55:00.71</meta:creation-date>
    <dc:date>2017-10-08T14:33:18.71</dc:date>
    <dc:creator>Stephen Kemp</dc:creator>
    <meta:editing-duration>PT38M20S</meta:editing-duration>
    <meta:editing-cycles>2</meta:editing-cycles>
    <meta:generator>OpenOffice/4.1.2$Win32 OpenOffice.org_project/412m3$Build-9782</meta:generator>
    <meta:document-statistic meta:table-count="0" meta:image-count="0" meta:object-count="0" meta:page-count="1" meta:paragraph-count="4" meta:word-count="206" meta:character-count="1215"/>
  </office:meta>
</office:document-meta>
</file>